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hatch" draw:fill-hatch-name="Black_20_45_20_Degrees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stroke="none" draw:fill="non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152cm" draw:fill="none" draw:textarea-vertical-align="middle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25cm" svg:stroke-color="#ff0000" draw:marker-start-width="0.229cm" draw:marker-end-width="0.229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861cm" svg:height="3.737cm" svg:x="3.772cm" svg:y="2.612cm" svg:viewBox="0 0 862 3738" draw:points="0,700 854,0 862,3738 9,3738">
          <text:p/>
        </draw:polygon>
        <draw:path draw:style-name="gr2" draw:text-style-name="P1" draw:layer="layout" svg:width="0.845cm" svg:height="3.391cm" svg:x="3.784cm" svg:y="2.984cm" svg:viewBox="0 0 846 3392" svg:d="m0 319c259-189 398-229 398-229l149-50 189-30 100-10c0 0 10 3401 10 3362s-846 0-846 0v30z">
          <text:p/>
        </draw:path>
        <draw:line draw:style-name="gr3" draw:text-style-name="P1" draw:layer="layout" svg:x1="1.386cm" svg:y1="6.351cm" svg:x2="7.362cm" svg:y2="6.351cm">
          <text:p/>
        </draw:line>
        <draw:line draw:style-name="gr3" draw:text-style-name="P1" draw:layer="layout" svg:x1="2.546cm" svg:y1="7.046cm" svg:x2="2.546cm" svg:y2="0.793cm">
          <text:p/>
        </draw:line>
        <draw:path draw:style-name="gr4" draw:text-style-name="P1" draw:layer="layout" svg:width="3.801cm" svg:height="1.631cm" svg:x="2.785cm" svg:y="2.596cm" svg:viewBox="0 0 3802 1632" svg:d="m0 1632c219-319 293-449 378-508l154-126 214-141 301-183c0 0 198-138 337-189s555-138 555-138c179-20 456 0 446 0s535 59 843-30l574-317">
          <text:p/>
        </draw:path>
        <draw:line draw:style-name="gr5" draw:text-style-name="P1" draw:layer="layout" svg:x1="3.782cm" svg:y1="3.337cm" svg:x2="3.782cm" svg:y2="6.379cm">
          <text:p/>
        </draw:line>
        <draw:line draw:style-name="gr5" draw:text-style-name="P1" xml:id="id4" draw:id="id4" draw:layer="layout" svg:x1="4.625cm" svg:y1="2.612cm" svg:x2="4.625cm" svg:y2="6.342cm">
          <text:p/>
        </draw:line>
        <draw:line draw:style-name="gr5" draw:text-style-name="P1" draw:layer="layout" svg:x1="3.773cm" svg:y1="3.3cm" svg:x2="2.547cm" svg:y2="3.3cm">
          <text:p/>
        </draw:line>
        <draw:frame draw:style-name="gr6" draw:layer="layout" svg:width="0.496cm" svg:height="0.53cm" svg:x="3.551cm" svg:y="6.40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0.787cm" svg:height="0.53cm" svg:x="4.452cm" svg:y="6.40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xml:id="id1" draw:id="id1" draw:layer="layout" svg:width="2.809cm" svg:height="0.721cm" svg:x="4.88cm" svg:y="0.713cm">
          <draw:text-box>
            <text:p text:style-name="P2"><text:span text:style-name="T1">Extrapolation</text:span></text:p>
          </draw:text-box>
        </draw:frame>
        <draw:connector draw:style-name="gr8" draw:text-style-name="P1" draw:layer="layout" draw:type="curve" svg:x1="4.88cm" svg:y1="1.073cm" svg:x2="4.246cm" svg:y2="2.915cm" draw:start-shape="id1" draw:start-glue-point="3" draw:end-shape="id2" draw:end-glue-point="0" svg:d="m4880 1073c-423 0-634 614-634 1842" svg:viewBox="0 0 635 1843">
          <text:p/>
        </draw:connector>
        <draw:custom-shape draw:style-name="gr9" draw:text-style-name="P1" xml:id="id2" draw:id="id2" draw:layer="layout" svg:width="0.209cm" svg:height="0.527cm" svg:x="4.142cm" svg:y="2.915cm">
          <text:p/>
          <draw:enhanced-geometry svg:viewBox="0 0 21600 21600" draw:type="rectangle" draw:enhanced-path="M 0 0 L 21600 0 21600 21600 0 21600 0 0 Z N"/>
        </draw:custom-shape>
        <draw:frame draw:style-name="gr6" xml:id="id6" draw:id="id6" draw:layer="layout" svg:width="0.67cm" svg:height="0.53cm" svg:x="1.361cm" svg:y="3.10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xml:id="id3" draw:id="id3" draw:layer="layout" svg:width="2.383cm" svg:height="1.003cm" svg:x="5.138cm" svg:y="4.99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8" draw:text-style-name="P1" draw:layer="layout" draw:type="curve" svg:x1="6.329cm" svg:y1="4.997cm" svg:x2="4.625cm" svg:y2="4.477cm" draw:start-shape="id3" draw:start-glue-point="0" draw:end-shape="id4" draw:end-glue-point="1" svg:d="m6329 4997c0-347-568-520-1704-520" svg:viewBox="0 0 1705 521">
          <text:p/>
        </draw:connector>
        <draw:frame draw:style-name="gr6" draw:layer="layout" svg:width="1.489cm" svg:height="0.509cm" svg:x="1.894cm" svg:y="0.21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0.356cm" svg:height="0.47cm" svg:x="7.305cm" svg:y="6.14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5" draw:text-style-name="P1" draw:layer="layout" svg:x1="4.588cm" svg:y1="2.624cm" svg:x2="2.519cm" svg:y2="2.624cm">
          <text:p/>
        </draw:line>
        <draw:frame draw:style-name="gr6" xml:id="id8" draw:id="id8" draw:layer="layout" svg:width="0.96cm" svg:height="0.53cm" svg:x="1.361cm" svg:y="2.39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3" xml:id="id5" draw:id="id5" draw:layer="layout" svg:width="1.653cm" svg:height="0.721cm" svg:x="-0.224cm" svg:y="4.718cm">
          <draw:text-box>
            <text:p text:style-name="P2"><text:span text:style-name="T1">known</text:span></text:p>
          </draw:text-box>
        </draw:frame>
        <draw:connector draw:style-name="gr8" draw:text-style-name="P1" draw:layer="layout" draw:type="curve" svg:x1="0.602cm" svg:y1="4.718cm" svg:x2="1.361cm" svg:y2="3.366cm" draw:start-shape="id5" draw:start-glue-point="0" draw:end-shape="id6" draw:end-glue-point="3" svg:d="m602 4718c0-902 253-1352 759-1352" svg:viewBox="0 0 760 1353">
          <text:p/>
        </draw:connector>
        <draw:frame draw:style-name="gr7" draw:text-style-name="P3" xml:id="id7" draw:id="id7" draw:layer="layout" svg:width="1.438cm" svg:height="0.721cm" svg:x="0.066cm" svg:y="1.232cm">
          <draw:text-box>
            <text:p text:style-name="P2"><text:span text:style-name="T1">guess</text:span></text:p>
          </draw:text-box>
        </draw:frame>
        <draw:connector draw:style-name="gr8" draw:text-style-name="P1" draw:layer="layout" draw:type="curve" svg:x1="0.785cm" svg:y1="1.953cm" svg:x2="1.361cm" svg:y2="2.656cm" draw:start-shape="id7" draw:start-glue-point="2" draw:end-shape="id8" draw:end-glue-point="3" svg:d="m785 1953c0 469 192 703 576 703" svg:viewBox="0 0 577 704">
          <text:p/>
        </draw:connector>
        <draw:line draw:style-name="gr5" draw:text-style-name="P1" draw:layer="layout" svg:x1="2.974cm" svg:y1="3.972cm" svg:x2="2.974cm" svg:y2="6.327cm">
          <text:p/>
        </draw:line>
        <draw:line draw:style-name="gr10" draw:text-style-name="P1" draw:layer="layout" svg:x1="2.962cm" svg:y1="3.982cm" svg:x2="4.641cm" svg:y2="2.608cm">
          <text:p/>
        </draw:line>
        <draw:frame draw:style-name="gr6" xml:id="id9" draw:id="id9" draw:layer="layout" svg:width="1.011cm" svg:height="0.53cm" svg:x="1.361cm" svg:y="3.81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5" draw:text-style-name="P1" draw:layer="layout" svg:x1="2.936cm" svg:y1="3.986cm" svg:x2="2.552cm" svg:y2="3.986cm">
          <text:p/>
        </draw:line>
        <draw:connector draw:style-name="gr8" draw:text-style-name="P1" draw:layer="layout" draw:type="curve" svg:x1="0.602cm" svg:y1="4.718cm" svg:x2="1.361cm" svg:y2="4.077cm" draw:start-shape="id5" draw:start-glue-point="0" draw:end-shape="id9" draw:end-glue-point="3" svg:d="m602 4718c0-428 253-641 759-641" svg:viewBox="0 0 760 6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7T15:59:52</meta:creation-date>
    <dc:date>2015-01-18T22:59:02.691146071</dc:date>
    <meta:editing-duration>PT33M25S</meta:editing-duration>
    <meta:editing-cycles>11</meta:editing-cycles>
    <meta:generator>LibreOffice/4.1.6.2$Linux_X86_64 LibreOffice_project/410m0$Build-2</meta:generator>
    <meta:document-statistic meta:object-count="29"/>
  </office:meta>
</office:document-meta>
</file>

<file path=Object 1/content.xml><?xml version="1.0" encoding="utf-8"?>
<math xmlns="http://www.w3.org/1998/Math/MathML">
  <semantics>
    <mrow>
      <mstyle mathsize="12pt">
        <mrow>
          <mrow>
            <msub>
              <mi>F</mi>
              <mi>n</mi>
            </msub>
          </mrow>
        </mrow>
      </mstyle>
    </mrow>
    <annotation encoding="StarMath 5.0">size 12 {F_n}</annotation>
  </semantics>
</math>
</file>

<file path=Object 2/content.xml><?xml version="1.0" encoding="utf-8"?>
<math xmlns="http://www.w3.org/1998/Math/MathML">
  <semantics>
    <mrow>
      <mstyle mathsize="12pt">
        <mrow>
          <mrow>
            <msub>
              <mi>t</mi>
              <mi>n</mi>
            </msub>
          </mrow>
        </mrow>
      </mstyle>
    </mrow>
    <annotation encoding="StarMath 5.0">size 12 {t_n}</annotation>
  </semantics>
</math>
</file>

<file path=Object 3/content.xml><?xml version="1.0" encoding="utf-8"?>
<math xmlns="http://www.w3.org/1998/Math/MathML">
  <semantics>
    <mrow>
      <mstyle mathsize="12pt">
        <mrow>
          <mrow>
            <msub>
              <mi>t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12 {t_{n+1}}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o stretchy="false">(</mo>
              <mrow>
                <mrow>
                  <msub>
                    <mi>F</mi>
                    <mi>n</mi>
                  </msub>
                  <mo stretchy="false">+</mo>
                  <msub>
                    <mi>F</mi>
                    <mrow>
                      <mrow>
                        <mi>n</mi>
                        <mo stretchy="false">+</mo>
                        <mn>1</mn>
                      </mrow>
                    </mrow>
                  </msub>
                </mrow>
              </mrow>
              <mo stretchy="false">)</mo>
            </mrow>
            <mfrac>
              <mi>h</mi>
              <mn>2</mn>
            </mfrac>
          </mrow>
        </mrow>
      </mstyle>
    </mrow>
    <annotation encoding="StarMath 5.0">size 12 {(F_n + F_{n+1}) h over 2}</annotation>
  </semantics>
</math>
</file>

<file path=Object 6/content.xml><?xml version="1.0" encoding="utf-8"?>
<math xmlns="http://www.w3.org/1998/Math/MathML">
  <semantics>
    <mrow>
      <mstyle mathsize="12pt">
        <mrow>
          <mrow>
            <mi>F</mi>
            <mrow>
              <mo stretchy="false">(</mo>
              <mrow>
                <mi>x</mi>
                <mi>,</mi>
                <mi>t</mi>
              </mrow>
              <mo stretchy="false">)</mo>
            </mrow>
          </mrow>
        </mrow>
      </mstyle>
    </mrow>
    <annotation encoding="StarMath 5.0">size 12 {F(x,t)}</annotation>
  </semantics>
</math>
</file>

<file path=Object 7/content.xml><?xml version="1.0" encoding="utf-8"?>
<math xmlns="http://www.w3.org/1998/Math/MathML">
  <semantics>
    <mrow>
      <mstyle mathsize="12pt">
        <mrow>
          <mrow>
            <mi>t</mi>
          </mrow>
        </mrow>
      </mstyle>
    </mrow>
    <annotation encoding="StarMath 5.0">size 12 {t}</annotation>
  </semantics>
</math>
</file>

<file path=Object 8/content.xml><?xml version="1.0" encoding="utf-8"?>
<math xmlns="http://www.w3.org/1998/Math/MathML">
  <semantics>
    <mrow>
      <mstyle mathsize="12pt">
        <mrow>
          <mrow>
            <msub>
              <mi>F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12 {F_{n+1}}</annotation>
  </semantics>
</math>
</file>

<file path=Object 9/content.xml><?xml version="1.0" encoding="utf-8"?>
<math xmlns="http://www.w3.org/1998/Math/MathML">
  <semantics>
    <mrow>
      <mstyle mathsize="12pt">
        <mrow>
          <mrow>
            <msub>
              <mi>F</mi>
              <mrow>
                <mrow>
                  <mi>n</mi>
                  <mo stretchy="false">−</mo>
                  <mn>1</mn>
                </mrow>
              </mrow>
            </msub>
          </mrow>
        </mrow>
      </mstyle>
    </mrow>
    <annotation encoding="StarMath 5.0">size 12 {F_{n-1}}</annotation>
  </semantics>
</math>
</file>